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Standard">
      <style:paragraph-properties fo:text-align="center" style:justify-single-word="false"/>
      <style:text-properties officeooo:rsid="057aae1d" officeooo:paragraph-rsid="057aae1d"/>
    </style:style>
    <style:style style:name="P28"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2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0"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31"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32"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33" style:family="paragraph" style:parent-style-name="Example_20_Header">
      <style:text-properties officeooo:paragraph-rsid="0ce95318"/>
    </style:style>
    <style:style style:name="P34" style:family="paragraph" style:parent-style-name="Standard">
      <style:paragraph-properties fo:text-align="center" style:justify-single-word="false" fo:break-before="page"/>
    </style:style>
    <style:style style:name="P35" style:family="paragraph" style:parent-style-name="Contents_20_2">
      <style:paragraph-properties>
        <style:tab-stops>
          <style:tab-stop style:position="14.801cm" style:type="right" style:leader-style="dotted" style:leader-text="."/>
        </style:tab-stops>
      </style:paragraph-properties>
    </style:style>
    <style:style style:name="P36" style:family="paragraph" style:parent-style-name="Contents_20_3">
      <style:paragraph-properties>
        <style:tab-stops>
          <style:tab-stop style:position="14.801cm" style:type="right" style:leader-style="dotted" style:leader-text="."/>
        </style:tab-stops>
      </style:paragraph-properties>
    </style:style>
    <style:style style:name="P37" style:family="paragraph" style:parent-style-name="Contents_20_4">
      <style:paragraph-properties>
        <style:tab-stops>
          <style:tab-stop style:position="14.801cm" style:type="right" style:leader-style="dotted" style:leader-text="."/>
        </style:tab-stops>
      </style:paragraph-properties>
    </style:style>
    <style:style style:name="P38" style:family="paragraph" style:parent-style-name="Contents_20_1">
      <style:paragraph-properties>
        <style:tab-stops>
          <style:tab-stop style:position="14.801cm" style:type="right" style:leader-style="dotted" style:leader-text="."/>
        </style:tab-stops>
      </style:paragraph-properties>
    </style:style>
    <style:style style:name="P39" style:family="paragraph" style:parent-style-name="Text_20_body" style:master-page-name="Standard">
      <style:paragraph-properties style:page-number="auto"/>
      <style:text-properties officeooo:rsid="0f755768" officeooo:paragraph-rsid="0f755768"/>
    </style:style>
    <style:style style:name="P40" style:family="paragraph" style:parent-style-name="Text_20_body" style:list-style-name="L1">
      <style:text-properties officeooo:paragraph-rsid="127e6672"/>
    </style:style>
    <style:style style:name="P41" style:family="paragraph" style:parent-style-name="Text_20_body" style:list-style-name="L1">
      <style:text-properties fo:language="cs" fo:country="CZ" officeooo:rsid="1106777c" officeooo:paragraph-rsid="127e6672"/>
    </style:style>
    <style:style style:name="P42" style:family="paragraph" style:parent-style-name="Text_20_body" style:list-style-name="L1">
      <style:text-properties officeooo:rsid="11090e95" officeooo:paragraph-rsid="127e6672"/>
    </style:style>
    <style:style style:name="P43" style:family="paragraph" style:parent-style-name="Text_20_body" style:list-style-name="L1">
      <style:text-properties officeooo:rsid="110bf2e3" officeooo:paragraph-rsid="127e6672"/>
    </style:style>
    <style:style style:name="P44" style:family="paragraph" style:parent-style-name="Text_20_body" style:list-style-name="L1">
      <style:text-properties officeooo:rsid="110de6b6" officeooo:paragraph-rsid="127e6672"/>
    </style:style>
    <style:style style:name="P45" style:family="paragraph" style:parent-style-name="Text_20_body" style:list-style-name="L1">
      <style:text-properties officeooo:rsid="11135c2e" officeooo:paragraph-rsid="127e6672"/>
    </style:style>
    <style:style style:name="P46" style:family="paragraph" style:parent-style-name="Text_20_body" style:list-style-name="L1">
      <style:text-properties officeooo:rsid="1116b9b5" officeooo:paragraph-rsid="127e6672"/>
    </style:style>
    <style:style style:name="P47" style:family="paragraph" style:parent-style-name="Text_20_body" style:list-style-name="L1">
      <style:text-properties officeooo:rsid="111872d3" officeooo:paragraph-rsid="127e6672"/>
    </style:style>
    <style:style style:name="P48" style:family="paragraph" style:parent-style-name="Text_20_body" style:list-style-name="L1">
      <style:text-properties officeooo:rsid="111dc4f9" officeooo:paragraph-rsid="127e6672"/>
    </style:style>
    <style:style style:name="P49" style:family="paragraph" style:parent-style-name="Text_20_body" style:list-style-name="L2">
      <style:text-properties officeooo:rsid="13bb2325" officeooo:paragraph-rsid="13bb2325"/>
    </style:style>
    <style:style style:name="P50" style:family="paragraph" style:parent-style-name="Text_20_body" style:list-style-name="L3">
      <style:text-properties officeooo:rsid="13bd89c3" officeooo:paragraph-rsid="13bd89c3"/>
    </style:style>
    <style:style style:name="P51" style:family="paragraph" style:parent-style-name="Text_20_body" style:list-style-name="L3">
      <style:text-properties officeooo:rsid="13bf9af6" officeooo:paragraph-rsid="13bf9af6"/>
    </style:style>
    <style:style style:name="P52" style:family="paragraph" style:parent-style-name="Text_20_body">
      <style:text-properties officeooo:paragraph-rsid="13ed0580"/>
    </style:style>
    <style:style style:name="P53" style:family="paragraph" style:parent-style-name="Text_20_body">
      <style:text-properties officeooo:paragraph-rsid="13edf8ba"/>
    </style:style>
    <style:style style:name="P54" style:family="paragraph" style:parent-style-name="Text_20_body">
      <style:text-properties officeooo:paragraph-rsid="13ef6186"/>
    </style:style>
    <style:style style:name="P55" style:family="paragraph" style:parent-style-name="Heading_20_4">
      <style:text-properties officeooo:rsid="10f18885" officeooo:paragraph-rsid="127e6672"/>
    </style:style>
    <style:style style:name="P56" style:family="paragraph" style:parent-style-name="Heading_20_4">
      <style:text-properties officeooo:paragraph-rsid="127e6672"/>
    </style:style>
    <style:style style:name="P57" style:family="paragraph" style:parent-style-name="Heading_20_4">
      <style:text-properties style:text-line-through-style="solid" style:text-line-through-type="single" officeooo:paragraph-rsid="127e6672"/>
    </style:style>
    <style:style style:name="P58" style:family="paragraph" style:parent-style-name="Heading_20_3">
      <style:text-properties officeooo:rsid="13eb5560" officeooo:paragraph-rsid="13eb5560"/>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officeooo:rsid="11686322"/>
    </style:style>
    <style:style style:name="T76" style:family="text">
      <style:text-properties fo:font-style="normal" style:font-style-asian="normal" style:font-style-complex="normal"/>
    </style:style>
    <style:style style:name="T77" style:family="text">
      <style:text-properties fo:font-style="normal" officeooo:rsid="11d1379e" style:font-style-asian="normal" style:font-style-complex="normal"/>
    </style:style>
    <style:style style:name="T78" style:family="text">
      <style:text-properties fo:font-style="normal" officeooo:rsid="11d220d8" style:font-style-asian="normal" style:font-style-complex="normal"/>
    </style:style>
    <style:style style:name="T79" style:family="text">
      <style:text-properties fo:font-style="normal" officeooo:rsid="11d71079" style:font-style-asian="normal" style:font-style-complex="normal"/>
    </style:style>
    <style:style style:name="T80" style:family="text">
      <style:text-properties fo:font-style="normal" officeooo:rsid="11d86d12" style:font-style-asian="normal" style:font-style-complex="normal"/>
    </style:style>
    <style:style style:name="T81" style:family="text">
      <style:text-properties fo:font-style="normal" officeooo:rsid="11d89034" style:font-style-asian="normal" style:font-style-complex="normal"/>
    </style:style>
    <style:style style:name="T82" style:family="text">
      <style:text-properties fo:font-style="normal" officeooo:rsid="12303c78" style:font-style-asian="normal" style:font-style-complex="normal"/>
    </style:style>
    <style:style style:name="T83" style:family="text">
      <style:text-properties fo:font-style="normal" officeooo:rsid="1234bb9c" style:font-style-asian="normal" style:font-style-complex="normal"/>
    </style:style>
    <style:style style:name="T84" style:family="text">
      <style:text-properties fo:font-style="normal" fo:font-weight="bold" officeooo:rsid="13edf8ba" style:font-style-asian="normal" style:font-weight-asian="bold" style:font-style-complex="normal" style:font-weight-complex="bold"/>
    </style:style>
    <style:style style:name="T85" style:family="text">
      <style:text-properties fo:font-style="normal" fo:font-weight="bold" officeooo:rsid="13ef6186" style:font-style-asian="normal" style:font-weight-asian="bold" style:font-style-complex="normal" style:font-weight-complex="bold"/>
    </style:style>
    <style:style style:name="T86" style:family="text">
      <style:text-properties fo:font-style="normal" fo:font-weight="bold" officeooo:rsid="13f157f7" style:font-style-asian="normal" style:font-weight-asian="bold" style:font-style-complex="normal" style:font-weight-complex="bold"/>
    </style:style>
    <style:style style:name="T87" style:family="text">
      <style:text-properties fo:font-style="normal" fo:font-weight="bold" officeooo:rsid="13f2b315" style:font-style-asian="normal" style:font-weight-asian="bold" style:font-style-complex="normal" style:font-weight-complex="bold"/>
    </style:style>
    <style:style style:name="T88" style:family="text">
      <style:text-properties officeooo:rsid="11d534eb"/>
    </style:style>
    <style:style style:name="T89" style:family="text">
      <style:text-properties officeooo:rsid="11489716"/>
    </style:style>
    <style:style style:name="T90" style:family="text">
      <style:text-properties officeooo:rsid="123ccd20"/>
    </style:style>
    <style:style style:name="T91" style:family="text">
      <style:text-properties officeooo:rsid="124053fc"/>
    </style:style>
    <style:style style:name="T92" style:family="text">
      <style:text-properties officeooo:rsid="126b4512"/>
    </style:style>
    <style:style style:name="T93" style:family="text">
      <style:text-properties officeooo:rsid="13bdac2f"/>
    </style:style>
    <style:style style:name="T94" style:family="text">
      <style:text-properties officeooo:rsid="13c03773"/>
    </style:style>
    <style:style style:name="T95" style:family="text">
      <style:text-properties officeooo:rsid="13dcd4ac"/>
    </style:style>
    <style:style style:name="T96" style:family="text">
      <style:text-properties officeooo:rsid="13eb5560"/>
    </style:style>
    <style:style style:name="T97" style:family="text">
      <style:text-properties officeooo:rsid="13ebe81d"/>
    </style:style>
    <style:style style:name="T98" style:family="text">
      <style:text-properties fo:font-size="12pt" officeooo:rsid="07a6c582" style:font-size-asian="12pt" style:font-size-complex="12pt"/>
    </style:style>
    <style:style style:name="T99" style:family="text">
      <style:text-properties fo:font-size="12pt" officeooo:rsid="0ce63539" style:font-size-asian="12pt" style:font-size-complex="12pt"/>
    </style:style>
    <style:style style:name="T100" style:family="text">
      <style:text-properties officeooo:rsid="13ed05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Text_20_body"/>
      <text:p text:style-name="Text_20_body"/>
      <text:p text:style-name="P28">Dakara</text:p>
      <text:p text:style-name="P27"/>
      <text:p text:style-name="P27"/>
      <text:p text:style-name="P30">Dungeoncrawl</text:p>
      <text:p text:style-name="P29"/>
      <text:p text:style-name="P31">Religion</text:p>
      <text:p text:style-name="P29"/>
      <text:p text:style-name="P29"/>
      <text:p text:style-name="P29"/>
      <text:p text:style-name="P29"/>
      <text:p text:style-name="P32"/>
      <text:p text:style-name="P1"/>
      <text:p text:style-name="P34"/>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8"><text:a xlink:type="simple" xlink:href="#__RefHeading___Toc8143_3223281266" text:style-name="Internet_20_link" text:visited-style-name="Internet_20_link">Náboženství v současnosti</text:a><text:tab/>3</text:p>
          <text:p text:style-name="P35"><text:a xlink:type="simple" xlink:href="#__RefHeading___Toc8145_3223281266" text:style-name="Internet_20_link" text:visited-style-name="Internet_20_link">Náboženství v minulosti</text:a><text:tab/>4</text:p>
          <text:p text:style-name="P36"><text:a xlink:type="simple" xlink:href="#__RefHeading___Toc8253_3223281266" text:style-name="Internet_20_link" text:visited-style-name="Internet_20_link">Dávná říše ogrů</text:a><text:tab/>4</text:p>
          <text:p text:style-name="P36"><text:a xlink:type="simple" xlink:href="#__RefHeading___Toc8255_3223281266" text:style-name="Internet_20_link" text:visited-style-name="Internet_20_link">Říše Řádu a Chaosu</text:a><text:tab/>6</text:p>
          <text:p text:style-name="P37"><text:a xlink:type="simple" xlink:href="#__RefHeading___Toc8257_3223281266" text:style-name="Internet_20_link" text:visited-style-name="Internet_20_link">Řád</text:a><text:tab/>6</text:p>
          <text:p text:style-name="P37"><text:a xlink:type="simple" xlink:href="#__RefHeading___Toc8259_3223281266" text:style-name="Internet_20_link" text:visited-style-name="Internet_20_link">Chaos</text:a><text:tab/>8</text:p>
          <text:p text:style-name="P36"><text:a xlink:type="simple" xlink:href="#__RefHeading___Toc8261_3223281266" text:style-name="Internet_20_link" text:visited-style-name="Internet_20_link">Starý severský panteon</text:a><text:tab/>10</text:p>
          <text:p text:style-name="P36"><text:a xlink:type="simple" xlink:href="#__RefHeading___Toc8263_3223281266" text:style-name="Internet_20_link" text:visited-style-name="Internet_20_link">Starý Jižanský panteon</text:a><text:tab/>11</text:p>
          <text:p text:style-name="P38"><text:a xlink:type="simple" xlink:href="#__RefHeading___Toc1638_3317394773" text:style-name="Internet_20_link" text:visited-style-name="Internet_20_link">Nová víra</text:a><text:tab/>12</text:p>
          <text:p text:style-name="P37"><text:a xlink:type="simple" xlink:href="#__RefHeading___Toc8265_3223281266" text:style-name="Internet_20_link" text:visited-style-name="Internet_20_link">O stvořiteli</text:a><text:tab/>12</text:p>
          <text:p text:style-name="P37"><text:a xlink:type="simple" xlink:href="#__RefHeading___Toc8267_3223281266" text:style-name="Internet_20_link" text:visited-style-name="Internet_20_link">O cestě ke spáse</text:a><text:tab/>13</text:p>
          <text:p text:style-name="P37"><text:a xlink:type="simple" xlink:href="#__RefHeading___Toc8269_3223281266" text:style-name="Internet_20_link" text:visited-style-name="Internet_20_link">O svatých</text:a><text:tab/>13</text:p>
          <text:p text:style-name="P37"><text:a xlink:type="simple" xlink:href="#__RefHeading___Toc8271_3223281266" text:style-name="Internet_20_link" text:visited-style-name="Internet_20_link">Poznámky k frázím a pořekadlům</text:a><text:tab/>13</text:p>
          <text:p text:style-name="P37"><text:a xlink:type="simple" xlink:href="#__RefHeading___Toc8273_3223281266" text:style-name="Internet_20_link" text:visited-style-name="Internet_20_link">Jak se má chovat dobrý věřící</text:a><text:tab/>14</text:p>
          <text:p text:style-name="P35"><text:a xlink:type="simple" xlink:href="#__RefHeading___Toc8147_3223281266" text:style-name="Internet_20_link" text:visited-style-name="Internet_20_link">Doktríny Nové víry</text:a><text:tab/>15</text:p>
        </text:index-body>
      </text:table-of-content>
      <text:p text:style-name="P33"/>
      <text:p text:style-name="P2"/>
      <text:p text:style-name="P2"/>
      <text:p text:style-name="P2"/>
      <text:p text:style-name="P2"/>
      <text:p text:style-name="P2"/>
      <text:p text:style-name="P2"/>
      <text:p text:style-name="P2"/>
      <text:p text:style-name="P2"/>
      <text:p text:style-name="P25"><text:span text:style-name="T98">Verze 0.</text:span><text:span text:style-name="T99">0</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oft-page-break/><text:span text:style-name="Strong_20_Emphasis">Říše Řádu a Chaosu</text:span><text:bookmark-end text:name="__RefHeading___Toc8255_3223281266"/></text:h>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52">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text:soft-page-break/>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52"><text:span text:style-name="Strong_20_Emphasis"><text:span text:style-name="T100">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oft-pag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53"><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ext:soft-page-break/>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54"><text:span text:style-name="Emphasis"><text:span text:style-name="T84">TODO: pokud bych snižoval počet bohů (na 5), tak sloučit Nergala a Varhara a nejspíš Survu a Orokvu </text:span></text:span><text:span text:style-name="Emphasis"><text:span text:style-name="T87">(měla by hůl s kostrou netopýra)</text:span></text:span><text:span text:style-name="Emphasis"><text:span text:style-name="T84">.</text:span></text:span><text:span text:style-name="Emphasis"><text:span text:style-name="T85"><text:line-break/>- otázka by byla, co s </text:span></text:span><text:span text:style-name="Emphasis"><text:span text:style-name="T86">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oft-pag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58" text:outline-level="3"><text:bookmark-start text:name="__RefHeading___Toc8261_3223281266"/>Starý severský panteon<text:bookmark-end text:name="__RefHeading___Toc8261_3223281266"/></text:h>
      <text:p text:style-name="P12"><text:span text:style-name="T74">Uctívání:</text:span> <text:span text:style-name="T92">Seveřani slaví dva velké svátky v době jarní a podzimní rovnodennosti. Oslavuje se vždy konec vlády Árduna nebo Frígy a začátek vlády toho druhého. Tyto obřady vede vždy kmenový stařešina.</text:span></text:p>
      <text:p text:style-name="P14">Á<text:span text:style-name="T75">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oft-page-break/><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96">Starý </text:span>Jižan<text:span text:style-name="T96">ský panteon</text:span><text:bookmark-end text:name="__RefHeading___Toc8263_3223281266"/></text:h>
      <text:p text:style-name="P11"><text:span text:style-name="T74">Uctívání:</text:span> Tance, bubny, společné rituály <text:span text:style-name="T91">pod širým nebem</text:span>.<text:line-break/><text:tab/>„<text:span text:style-name="T90">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text:soft-page-break/>Anansi <text:span text:style-name="T80">(</text:span><text:span text:style-name="T81">tajné učení a magická moc, </text:span><text:span text:style-name="T83">tradice a rituály, vládce světa duchů</text:span><text:span text:style-name="T80">)</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88">Ša</text:span>laka<text:span text:style-name="T76"> </text:span><text:span text:style-name="T79">(plodnost a svůdnost)</text:span></text:p>
      <text:p text:style-name="P3"><text:span text:style-name="T44"><text:tab/>Atributy:</text:span><text:span text:style-name="T46"> </text:span><text:span text:style-name="T49">Sedm dlouhých copů</text:span></text:p>
      <text:p text:style-name="P10"><text:span text:style-name="T89">Gahunda</text:span><text:span text:style-name="T76"> </text:span><text:span text:style-name="T78">(moudrost stařešinů)</text:span></text:p>
      <text:p text:style-name="P4"><text:span text:style-name="T44"><text:tab/>Atributy:</text:span><text:span text:style-name="T46"> </text:span><text:span text:style-name="T50">Shrbená stařena</text:span></text:p>
      <text:p text:style-name="P9">Tongaba<text:span text:style-name="T76"> </text:span><text:span text:style-name="T77">(</text:span><text:span text:style-name="T82">válečník</text:span><text:span text:style-name="T77">)</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h text:style-name="P55"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span><text:soft-page-break/><text:span text:style-name="T64"><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56"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57"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56" text:outline-level="4"><text:bookmark-start text:name="__RefHeading___Toc8271_3223281266"/><text:soft-page-break/><text:span text:style-name="T24">P</text:span><text:span text:style-name="T1">oznámky k frázím a pořekadlům</text:span><text:bookmark-end text:name="__RefHeading___Toc8271_3223281266"/></text:h>
      <text:list xml:id="list3340521929" text:style-name="L1">
        <text:list-item>
          <text:p text:style-name="P40"><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41">V pekle žijeme a pokud nedosáhneme spásy, po smrti se do něj zase vrátíme.</text:p>
        </text:list-item>
      </text:list>
      <text:h text:style-name="P56" text:outline-level="4"><text:bookmark-start text:name="__RefHeading___Toc8273_3223281266"/>Jak se má chovat dobrý věřící<text:bookmark-end text:name="__RefHeading___Toc8273_3223281266"/></text:h>
      <text:list xml:id="list205222001892926" text:continue-numbering="true" text:style-name="L1">
        <text:list-item>
          <text:p text:style-name="P42"><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42"><text:span text:style-name="T33">Proklínat jejich jméno je možné, i toho se je však lepší vyvarovat – každá černá myšlenka tě </text:span><text:span text:style-name="T34">odvádí od cíle</text:span><text:span text:style-name="T33">.</text:span></text:p>
        </text:list-item>
        <text:list-item>
          <text:p text:style-name="P43"><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44"><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45"><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46"><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47"><text:soft-page-break/><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48"><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97">D</text:span>oktrín<text:span text:style-name="T97">y Nové víry</text:span><text:bookmark-end text:name="__RefHeading___Toc8147_3223281266"/></text:h>
      <text:p text:style-name="P23">Mystická škola</text:p>
      <text:list xml:id="list702889371" text:style-name="L2">
        <text:list-item>
          <text:p text:style-name="P49">Mystici tvrdí, že dosáhnout gnóze, tedy splynutí s myslí Stvořitele, lze dosáhnout pouze skrze meditaci, odříkání a okolní prožitky.</text:p>
        </text:list-item>
      </text:list>
      <text:p text:style-name="P23">Filosofická škola</text:p>
      <text:list xml:id="list1549268214" text:style-name="L3">
        <text:list-item>
          <text:p text:style-name="P50">Filosofové tvrdí, že <text:span text:style-name="T95">Stvořitele lze poznat zkoumáním</text:span> <text:span text:style-name="T93">druhutného světa, protože v něm se skrývají střípky toho prvního, dokonalého.</text:span></text:p>
          <text:list>
            <text:list-item>
              <text:p text:style-name="P51"><text:span text:style-name="T94">Věří, že všechny věci, jakkoliv pokřivené, prostupuje </text:span>Stvořitel<text:span text:style-name="T94">ův</text:span> plán <text:span text:style-name="T94">(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5T20:52:19.920000000</dc:date>
    <meta:print-date>2113-01-01T00:00:00</meta:print-date>
    <meta:editing-cycles>10078</meta:editing-cycles>
    <meta:editing-duration>P31DT2H5M21S</meta:editing-duration>
    <meta:generator>LibreOffice/5.3.2.2$Windows_X86_64 LibreOffice_project/6cd4f1ef626f15116896b1d8e1398b56da0d0ee1</meta:generator>
    <meta:document-statistic meta:table-count="0" meta:image-count="26" meta:object-count="0" meta:page-count="15" meta:paragraph-count="84" meta:word-count="2357" meta:character-count="14945" meta:non-whitespace-character-count="12588"/>
  </office:meta>
</office:document-meta>
</file>